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248in"/>
    </style:style>
    <style:style style:name="co3" style:family="table-column">
      <style:table-column-properties fo:break-before="auto" style:column-width="0.7693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962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497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29in"/>
    </style:style>
    <style:style style:name="co12" style:family="table-column">
      <style:table-column-properties fo:break-before="auto" style:column-width="0.8264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  <style:style style:name="ce3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Table2_A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column table:style-name="co13" table:default-cell-style-name="ce1"/>
        <table:table-column table:style-name="co1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&lt;longDisp&gt;</text:p>
          </table:table-cell>
          <table:table-cell office:value-type="string" calcext:value-type="string">
            <text:p>poreWaterVel</text:p>
          </table:table-cell>
          <table:table-cell office:value-type="string" calcext:value-type="string">
            <text:p>&lt;darcyVel&gt;</text:p>
          </table:table-cell>
          <table:table-cell office:value-type="string" calcext:value-type="string">
            <text:p>poreVolume</text:p>
          </table:table-cell>
          <table:table-cell office:value-type="string" calcext:value-type="string">
            <text:p>&lt;elutionTime&gt;</text:p>
          </table:table-cell>
          <table:table-cell office:value-type="string" calcext:value-type="string">
            <text:p>&lt;katt&gt;</text:p>
          </table:table-cell>
          <table:table-cell table:style-name="Default"/>
          <table:table-cell office:value-type="string" calcext:value-type="string">
            <text:p>&lt;kdet&gt;</text:p>
          </table:table-cell>
          <table:table-cell table:style-name="Default"/>
          <table:table-cell office:value-type="string" calcext:value-type="string">
            <text:p>&lt;decayAq&gt;</text:p>
          </table:table-cell>
          <table:table-cell table:style-name="Default"/>
          <table:table-cell office:value-type="string" calcext:value-type="string">
            <text:p>&lt;decayIm&gt;</text:p>
          </table:table-cell>
          <table:table-cell table:style-name="Default"/>
          <table:table-cell office:value-type="string" calcext:value-type="string">
            <text:p>&lt;endTim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733" calcext:value-type="float">
            <text:p>0.7733</text:p>
          </table:table-cell>
          <table:table-cell office:value-type="float" office:value="1.12" calcext:value-type="float">
            <text:p>1.12</text:p>
          </table:table-cell>
          <table:table-cell office:value-type="float" office:value="96459.3" calcext:value-type="float">
            <text:p>96459.3</text:p>
          </table:table-cell>
          <table:table-cell office:value-type="float" office:value="0.0045" calcext:value-type="float">
            <text:p>0.0045</text:p>
          </table:table-cell>
          <table:table-cell table:formula="of:=[.I2]/3600" office:value-type="float" office:value="0.00000125" calcext:value-type="float">
            <text:p>1.25E-06</text:p>
          </table:table-cell>
          <table:table-cell office:value-type="float" office:value="0.2" calcext:value-type="float">
            <text:p>0.2</text:p>
          </table:table-cell>
          <table:table-cell table:formula="of:=[.K2]/3600" office:value-type="float" office:value="0.0000555555555555556" calcext:value-type="float">
            <text:p>5.56E-05</text:p>
          </table:table-cell>
          <table:table-cell office:value-type="float" office:value="0.003" calcext:value-type="float">
            <text:p>0.003</text:p>
          </table:table-cell>
          <table:table-cell table:formula="of:=[.M2]/3600" office:value-type="float" office:value="0.000000833333333333333" calcext:value-type="float">
            <text:p>8.33E-07</text:p>
          </table:table-cell>
          <table:table-cell office:value-type="float" office:value="0.015" calcext:value-type="float">
            <text:p>0.015</text:p>
          </table:table-cell>
          <table:table-cell table:formula="of:=[.O2]/3600" office:value-type="float" office:value="0.00000416666666666667" calcext:value-type="float">
            <text:p>4.17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08" calcext:value-type="float">
            <text:p>1.08</text:p>
          </table:table-cell>
          <table:table-cell office:value-type="float" office:value="89585.3" calcext:value-type="float">
            <text:p>89585.3</text:p>
          </table:table-cell>
          <table:table-cell office:value-type="float" office:value="0.041" calcext:value-type="float">
            <text:p>0.041</text:p>
          </table:table-cell>
          <table:table-cell table:formula="of:=[.I3]/3600" office:value-type="float" office:value="0.0000113888888888889" calcext:value-type="float">
            <text:p>1.14E-05</text:p>
          </table:table-cell>
          <table:table-cell office:value-type="float" office:value="0.0019" calcext:value-type="float">
            <text:p>0.0019</text:p>
          </table:table-cell>
          <table:table-cell table:formula="of:=[.K3]/3600" office:value-type="float" office:value="0.000000527777777777778" calcext:value-type="float">
            <text:p>5.28E-07</text:p>
          </table:table-cell>
          <table:table-cell office:value-type="float" office:value="0.005" calcext:value-type="float">
            <text:p>0.005</text:p>
          </table:table-cell>
          <table:table-cell table:formula="of:=[.M3]/3600" office:value-type="float" office:value="0.00000138888888888889" calcext:value-type="float">
            <text:p>1.39E-06</text:p>
          </table:table-cell>
          <table:table-cell office:value-type="float" office:value="0.025" calcext:value-type="float">
            <text:p>0.025</text:p>
          </table:table-cell>
          <table:table-cell table:formula="of:=[.O3]/3600" office:value-type="float" office:value="0.00000694444444444445" calcext:value-type="float">
            <text:p>6.94E-0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05" calcext:value-type="float">
            <text:p>1.05</text:p>
          </table:table-cell>
          <table:table-cell office:value-type="float" office:value="89573.5" calcext:value-type="float">
            <text:p>89573.5</text:p>
          </table:table-cell>
          <table:table-cell office:value-type="float" office:value="0.07" calcext:value-type="float">
            <text:p>0.07</text:p>
          </table:table-cell>
          <table:table-cell table:formula="of:=[.I4]/3600" office:value-type="float" office:value="0.0000194444444444444" calcext:value-type="float">
            <text:p>1.94E-05</text:p>
          </table:table-cell>
          <table:table-cell office:value-type="float" office:value="0.0009" calcext:value-type="float">
            <text:p>0.0009</text:p>
          </table:table-cell>
          <table:table-cell table:formula="of:=[.K4]/3600" office:value-type="float" office:value="0.00000025" calcext:value-type="float">
            <text:p>2.50E-07</text:p>
          </table:table-cell>
          <table:table-cell office:value-type="float" office:value="0.004" calcext:value-type="float">
            <text:p>0.004</text:p>
          </table:table-cell>
          <table:table-cell table:formula="of:=[.M4]/3600" office:value-type="float" office:value="0.00000111111111111111" calcext:value-type="float">
            <text:p>1.11E-06</text:p>
          </table:table-cell>
          <table:table-cell office:value-type="float" office:value="0.025" calcext:value-type="float">
            <text:p>0.025</text:p>
          </table:table-cell>
          <table:table-cell table:formula="of:=[.O4]/3600" office:value-type="float" office:value="0.00000694444444444445" calcext:value-type="float">
            <text:p>6.94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.95" calcext:value-type="float">
            <text:p>1.95</text:p>
          </table:table-cell>
          <table:table-cell office:value-type="float" office:value="0.702" calcext:value-type="float">
            <text:p>0.702</text:p>
          </table:table-cell>
          <table:table-cell office:value-type="float" office:value="1.22" calcext:value-type="float">
            <text:p>1.22</text:p>
          </table:table-cell>
          <table:table-cell office:value-type="float" office:value="112615.4" calcext:value-type="float">
            <text:p>112615.4</text:p>
          </table:table-cell>
          <table:table-cell office:value-type="float" office:value="0.11" calcext:value-type="float">
            <text:p>0.11</text:p>
          </table:table-cell>
          <table:table-cell table:formula="of:=[.I5]/3600" office:value-type="float" office:value="0.0000305555555555555" calcext:value-type="float">
            <text:p>3.06E-05</text:p>
          </table:table-cell>
          <table:table-cell office:value-type="float" office:value="0.0031" calcext:value-type="float">
            <text:p>0.0031</text:p>
          </table:table-cell>
          <table:table-cell table:formula="of:=[.K5]/3600" office:value-type="float" office:value="0.000000861111111111111" calcext:value-type="float">
            <text:p>8.61E-07</text:p>
          </table:table-cell>
          <table:table-cell office:value-type="float" office:value="0.006" calcext:value-type="float">
            <text:p>0.006</text:p>
          </table:table-cell>
          <table:table-cell table:formula="of:=[.M5]/3600" office:value-type="float" office:value="0.00000166666666666667" calcext:value-type="float">
            <text:p>1.67E-06</text:p>
          </table:table-cell>
          <table:table-cell office:value-type="float" office:value="0.035" calcext:value-type="float">
            <text:p>0.035</text:p>
          </table:table-cell>
          <table:table-cell table:formula="of:=[.O5]/3600" office:value-type="float" office:value="0.00000972222222222222" calcext:value-type="float">
            <text:p>9.72E-06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1.02" calcext:value-type="float">
            <text:p>1.02</text:p>
          </table:table-cell>
          <table:table-cell office:value-type="float" office:value="87014.2" calcext:value-type="float">
            <text:p>87014.2</text:p>
          </table:table-cell>
          <table:table-cell office:value-type="float" office:value="0.038" calcext:value-type="float">
            <text:p>0.038</text:p>
          </table:table-cell>
          <table:table-cell table:formula="of:=[.I6]/3600" office:value-type="float" office:value="0.0000105555555555556" calcext:value-type="float">
            <text:p>1.06E-05</text:p>
          </table:table-cell>
          <table:table-cell office:value-type="float" office:value="0.0036" calcext:value-type="float">
            <text:p>0.0036</text:p>
          </table:table-cell>
          <table:table-cell table:formula="of:=[.K6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6]/3600" office:value-type="float" office:value="0.00000194444444444444" calcext:value-type="float">
            <text:p>1.94E-06</text:p>
          </table:table-cell>
          <table:table-cell office:value-type="float" office:value="0.04" calcext:value-type="float">
            <text:p>0.04</text:p>
          </table:table-cell>
          <table:table-cell table:formula="of:=[.O6]/3600" office:value-type="float" office:value="0.0000111111111111111" calcext:value-type="float">
            <text:p>1.11E-0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5" calcext:value-type="float">
            <text:p>2.05</text:p>
          </table:table-cell>
          <table:table-cell office:value-type="float" office:value="0.7585" calcext:value-type="float">
            <text:p>0.7585</text:p>
          </table:table-cell>
          <table:table-cell office:value-type="float" office:value="1.04" calcext:value-type="float">
            <text:p>1.04</text:p>
          </table:table-cell>
          <table:table-cell office:value-type="float" office:value="91317.1" calcext:value-type="float">
            <text:p>91317.1</text:p>
          </table:table-cell>
          <table:table-cell office:value-type="float" office:value="0.04" calcext:value-type="float">
            <text:p>0.04</text:p>
          </table:table-cell>
          <table:table-cell table:formula="of:=[.I7]/3600" office:value-type="float" office:value="0.0000111111111111111" calcext:value-type="float">
            <text:p>1.11E-05</text:p>
          </table:table-cell>
          <table:table-cell office:value-type="float" office:value="0.0026" calcext:value-type="float">
            <text:p>0.0026</text:p>
          </table:table-cell>
          <table:table-cell table:formula="of:=[.K7]/3600" office:value-type="float" office:value="0.000000722222222222222" calcext:value-type="float">
            <text:p>7.22E-07</text:p>
          </table:table-cell>
          <table:table-cell office:value-type="float" office:value="0.007" calcext:value-type="float">
            <text:p>0.007</text:p>
          </table:table-cell>
          <table:table-cell table:formula="of:=[.M7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7]/3600" office:value-type="float" office:value="0.00000972222222222222" calcext:value-type="float">
            <text:p>9.72E-06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6" calcext:value-type="float">
            <text:p>2.16</text:p>
          </table:table-cell>
          <table:table-cell office:value-type="float" office:value="0.7992" calcext:value-type="float">
            <text:p>0.7992</text:p>
          </table:table-cell>
          <table:table-cell office:value-type="float" office:value="1.57" calcext:value-type="float">
            <text:p>1.57</text:p>
          </table:table-cell>
          <table:table-cell office:value-type="float" office:value="130833.3" calcext:value-type="float">
            <text:p>130833.3</text:p>
          </table:table-cell>
          <table:table-cell office:value-type="float" office:value="0.14" calcext:value-type="float">
            <text:p>0.14</text:p>
          </table:table-cell>
          <table:table-cell table:formula="of:=[.I8]/3600" office:value-type="float" office:value="0.0000388888888888889" calcext:value-type="float">
            <text:p>3.89E-05</text:p>
          </table:table-cell>
          <table:table-cell office:value-type="float" office:value="0.003" calcext:value-type="float">
            <text:p>0.003</text:p>
          </table:table-cell>
          <table:table-cell table:formula="of:=[.K8]/3600" office:value-type="float" office:value="0.000000833333333333333" calcext:value-type="float">
            <text:p>8.33E-07</text:p>
          </table:table-cell>
          <table:table-cell office:value-type="float" office:value="0.007" calcext:value-type="float">
            <text:p>0.007</text:p>
          </table:table-cell>
          <table:table-cell table:formula="of:=[.M8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8]/3600" office:value-type="float" office:value="0.00000972222222222222" calcext:value-type="float">
            <text:p>9.72E-06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5" calcext:value-type="float">
            <text:p>1.5</text:p>
          </table:table-cell>
          <table:table-cell office:value-type="float" office:value="129186.6" calcext:value-type="float">
            <text:p>129186.6</text:p>
          </table:table-cell>
          <table:table-cell office:value-type="float" office:value="0.8" calcext:value-type="float">
            <text:p>0.8</text:p>
          </table:table-cell>
          <table:table-cell table:formula="of:=[.I9]/3600" office:value-type="float" office:value="0.000222222222222222" calcext:value-type="float">
            <text:p>2.22E-04</text:p>
          </table:table-cell>
          <table:table-cell office:value-type="float" office:value="0.007" calcext:value-type="float">
            <text:p>0.007</text:p>
          </table:table-cell>
          <table:table-cell table:formula="of:=[.K9]/3600" office:value-type="float" office:value="0.00000194444444444444" calcext:value-type="float">
            <text:p>1.94E-06</text:p>
          </table:table-cell>
          <table:table-cell office:value-type="float" office:value="0.007" calcext:value-type="float">
            <text:p>0.007</text:p>
          </table:table-cell>
          <table:table-cell table:formula="of:=[.M9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9]/3600" office:value-type="float" office:value="0.00000972222222222222" calcext:value-type="float">
            <text:p>9.72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28" calcext:value-type="float">
            <text:p>1.28</text:p>
          </table:table-cell>
          <table:table-cell office:value-type="float" office:value="110239.2" calcext:value-type="float">
            <text:p>110239.2</text:p>
          </table:table-cell>
          <table:table-cell office:value-type="float" office:value="0.11" calcext:value-type="float">
            <text:p>0.11</text:p>
          </table:table-cell>
          <table:table-cell table:formula="of:=[.I10]/3600" office:value-type="float" office:value="0.0000305555555555555" calcext:value-type="float">
            <text:p>3.06E-05</text:p>
          </table:table-cell>
          <table:table-cell office:value-type="float" office:value="0.0045" calcext:value-type="float">
            <text:p>0.0045</text:p>
          </table:table-cell>
          <table:table-cell table:formula="of:=[.K10]/3600" office:value-type="float" office:value="0.00000125" calcext:value-type="float">
            <text:p>1.25E-06</text:p>
          </table:table-cell>
          <table:table-cell office:value-type="float" office:value="0.007" calcext:value-type="float">
            <text:p>0.007</text:p>
          </table:table-cell>
          <table:table-cell table:formula="of:=[.M10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0]/3600" office:value-type="float" office:value="0.0000075" calcext:value-type="float">
            <text:p>7.50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2" calcext:value-type="float">
            <text:p>2.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1.41" calcext:value-type="float">
            <text:p>1.41</text:p>
          </table:table-cell>
          <table:table-cell office:value-type="float" office:value="119717" calcext:value-type="float">
            <text:p>119717</text:p>
          </table:table-cell>
          <table:table-cell office:value-type="float" office:value="0.21" calcext:value-type="float">
            <text:p>0.21</text:p>
          </table:table-cell>
          <table:table-cell table:formula="of:=[.I11]/3600" office:value-type="float" office:value="0.0000583333333333333" calcext:value-type="float">
            <text:p>5.83E-05</text:p>
          </table:table-cell>
          <table:table-cell office:value-type="float" office:value="0.014" calcext:value-type="float">
            <text:p>0.014</text:p>
          </table:table-cell>
          <table:table-cell table:formula="of:=[.K11]/3600" office:value-type="float" office:value="0.00000388888888888889" calcext:value-type="float">
            <text:p>3.89E-06</text:p>
          </table:table-cell>
          <table:table-cell office:value-type="float" office:value="0.007" calcext:value-type="float">
            <text:p>0.007</text:p>
          </table:table-cell>
          <table:table-cell table:formula="of:=[.M11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1]/3600" office:value-type="float" office:value="0.0000075" calcext:value-type="float">
            <text:p>7.50E-0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4" calcext:value-type="float">
            <text:p>2.04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51" calcext:value-type="float">
            <text:p>1.51</text:p>
          </table:table-cell>
          <table:table-cell office:value-type="float" office:value="133235.3" calcext:value-type="float">
            <text:p>133235.3</text:p>
          </table:table-cell>
          <table:table-cell office:value-type="float" office:value="0.55" calcext:value-type="float">
            <text:p>0.55</text:p>
          </table:table-cell>
          <table:table-cell table:formula="of:=[.I12]/3600" office:value-type="float" office:value="0.000152777777777778" calcext:value-type="float">
            <text:p>1.53E-04</text:p>
          </table:table-cell>
          <table:table-cell office:value-type="float" office:value="0.0036" calcext:value-type="float">
            <text:p>0.0036</text:p>
          </table:table-cell>
          <table:table-cell table:formula="of:=[.K12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12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2]/3600" office:value-type="float" office:value="0.0000075" calcext:value-type="float">
            <text:p>7.50E-06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4" calcext:value-type="float">
            <text:p>1.4</text:p>
          </table:table-cell>
          <table:table-cell office:value-type="float" office:value="119431.3" calcext:value-type="float">
            <text:p>119431.3</text:p>
          </table:table-cell>
          <table:table-cell office:value-type="float" office:value="2.08" calcext:value-type="float">
            <text:p>2.08</text:p>
          </table:table-cell>
          <table:table-cell table:formula="of:=[.I13]/3600" office:value-type="float" office:value="0.000577777777777778" calcext:value-type="float">
            <text:p>5.78E-04</text:p>
          </table:table-cell>
          <table:table-cell office:value-type="float" office:value="0" calcext:value-type="float">
            <text:p>0</text:p>
          </table:table-cell>
          <table:table-cell table:formula="of:=[.K13]/3600" office:value-type="float" office:value="0" calcext:value-type="float">
            <text:p>0.00E+00</text:p>
          </table:table-cell>
          <table:table-cell office:value-type="float" office:value="0.007" calcext:value-type="float">
            <text:p>0.007</text:p>
          </table:table-cell>
          <table:table-cell table:formula="of:=[.M13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13]/3600" office:value-type="float" office:value="0.00000972222222222222" calcext:value-type="float">
            <text:p>9.72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style-name="ce2" table:formula="of:=AVERAGE([.E2:.E13])" office:value-type="float" office:value="2.09083333333333" calcext:value-type="float">
            <text:p>2.09</text:p>
          </table:table-cell>
          <table:table-cell table:formula="of:=[.E14]*[.C14]" office:value-type="float" office:value="0.752699999999999" calcext:value-type="float">
            <text:p>0.752699999999999</text:p>
          </table:table-cell>
          <table:table-cell table:style-name="ce2" table:formula="of:=AVERAGE([.G2:.G13])" office:value-type="float" office:value="1.26666666666667" calcext:value-type="float">
            <text:p>1.27</text:p>
          </table:table-cell>
          <table:table-cell table:style-name="ce3" table:formula="of:=50/[.E14] *[.G14]* 60 * 60" office:value-type="float" office:value="109047.429254683" calcext:value-type="float">
            <text:p>109047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14]*8" office:value-type="float" office:value="10.1333333333333" calcext:value-type="float">
            <text:p>10.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2" table:formula="of:=AVERAGE([.E2:.E13])" office:value-type="float" office:value="2.09083333333333" calcext:value-type="float">
            <text:p>2.09</text:p>
          </table:table-cell>
          <table:table-cell table:formula="of:=[.E15]*[.C15]" office:value-type="float" office:value="0.7527" calcext:value-type="float">
            <text:p>0.7527</text:p>
          </table:table-cell>
          <table:table-cell table:style-name="ce2" table:formula="of:=AVERAGE([.G2:.G13])" office:value-type="float" office:value="1.26666666666667" calcext:value-type="float">
            <text:p>1.27</text:p>
          </table:table-cell>
          <table:table-cell table:style-name="ce3" table:formula="of:=50/[.E15] *[.G15]* 60 * 60" office:value-type="float" office:value="109047.429254683" calcext:value-type="float">
            <text:p>109047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table:formula="of:=[.G15]*8" office:value-type="float" office:value="10.1333333333333" calcext:value-type="float">
            <text:p>1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1:02:37.326346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30T11:03:40.321307701</dc:date>
    <dc:creator>Edwin Saavedra C</dc:creator>
    <meta:editing-duration>PT3H15M37S</meta:editing-duration>
    <meta:editing-cycles>8</meta:editing-cycles>
    <meta:document-statistic meta:table-count="1" meta:cell-count="251" meta:object-count="0"/>
  </office:meta>
</office:document-meta>
</file>